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9.15cm" fo:min-width="9.1cm"/>
    </style:style>
    <style:style style:name="gr2" style:family="graphic" style:parent-style-name="standard">
      <style:graphic-properties draw:fill-color="#3333ff" draw:textarea-horizontal-align="justify" draw:textarea-vertical-align="middle" draw:auto-grow-height="false" fo:min-height="1.376cm" fo:min-width="7.726cm"/>
    </style:style>
    <style:style style:name="gr3" style:family="graphic" style:parent-style-name="objectwithoutfill">
      <style:graphic-properties svg:stroke-color="#3333ff" draw:fill="none" draw:fill-color="#ffffff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72cm" fo:min-width="2.61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95cm" fo:min-width="2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9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11" style:family="graphic" style:parent-style-name="standard">
      <style:graphic-properties draw:stroke="dash" draw:stroke-dash="Line_20_Style_20_9" draw:fill-color="#ffffff" draw:textarea-horizontal-align="justify" draw:textarea-vertical-align="middle" draw:auto-grow-height="false" fo:min-height="3.15cm" fo:min-width="7.5cm"/>
    </style:style>
    <style:style style:name="gr12" style:family="graphic" style:parent-style-name="objectwithoutfill">
      <style:graphic-properties draw:stroke="dash" draw:stroke-dash="Fine_20_Dashed" svg:stroke-color="#3333ff" draw:fill="none" draw:fill-color="#ffffff" draw:textarea-vertical-align="middle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3333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margin-left="3cm" fo:margin-right="0cm" fo:text-align="center" fo:text-indent="0cm"/>
      <style:text-properties fo:color="#3333ff" fo:font-weight="normal" style:font-weight-asian="bold" style:font-weight-complex="bold"/>
    </style:style>
    <style:style style:name="P7" style:family="paragraph">
      <loext:graphic-properties draw:fill="none" draw:fill-color="#ffffff"/>
      <style:paragraph-properties fo:margin-left="3cm" fo:margin-right="0cm" fo:text-align="center" fo:text-indent="0cm"/>
      <style:text-properties fo:color="#3333ff" fo:font-weight="normal" style:font-weight-asian="bold" style:font-weight-complex="bold"/>
    </style:style>
    <style:style style:name="P8" style:family="paragraph">
      <style:paragraph-properties fo:margin-left="1.5cm" fo:margin-right="0cm" fo:text-align="center" fo:text-indent="0cm"/>
      <style:text-properties fo:color="#3333ff" fo:font-size="12pt" fo:font-weight="normal" style:font-size-asian="12pt" style:font-weight-asian="bold" style:font-size-complex="12pt" style:font-weight-complex="bold"/>
    </style:style>
    <style:style style:name="P9" style:family="paragraph">
      <loext:graphic-properties draw:fill="none" draw:fill-color="#ffffff"/>
      <style:paragraph-properties fo:margin-left="3cm" fo:margin-right="0cm" fo:text-align="center" fo:text-indent="0cm"/>
      <style:text-properties fo:color="#3333ff" fo:font-size="12pt" fo:font-weight="normal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text-properties fo:color="#3333ff" fo:font-size="14pt" style:font-size-asian="14pt" style:font-size-complex="14pt"/>
    </style:style>
    <style:style style:name="P11" style:family="paragraph">
      <loext:graphic-properties draw:fill="none" draw:fill-color="#ffffff"/>
      <style:text-properties fo:color="#3333ff" fo:font-size="13pt" style:font-size-asian="13pt" style:font-size-complex="13pt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loext:graphic-properties draw:fill="none" draw:fill-color="#ffffff"/>
      <style:text-properties fo:font-size="15pt" style:font-size-asian="15pt" style:font-size-complex="15pt"/>
    </style:style>
    <style:style style:name="P15" style:family="paragraph">
      <loext:graphic-properties draw:fill="none" draw:fill-color="#ffffff"/>
      <style:text-properties fo:font-size="14pt" style:font-size-asian="14pt" style:font-size-complex="14pt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333ff" style:font-weight-asian="bold" style:font-weight-complex="bold"/>
    </style:style>
    <style:style style:name="T3" style:family="text">
      <style:text-properties fo:color="#3333ff" fo:font-size="12pt" style:font-size-asian="12pt" style:font-weight-asian="bold" style:font-size-complex="12pt" style:font-weight-complex="bold"/>
    </style:style>
    <style:style style:name="T4" style:family="text">
      <style:text-properties fo:color="#3333ff" fo:font-size="14pt" style:font-size-asian="14pt" style:font-size-complex="14pt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9.6cm" svg:height="9.4cm" svg:x="1.4cm" svg:y="5.3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4cm" svg:height="1.8cm" svg:x="2cm" svg:y="5.9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cm" svg:y1="6.929cm" svg:x2="2cm" svg:y2="13.929cm">
          <text:p/>
        </draw:line>
        <draw:line draw:style-name="gr3" draw:text-style-name="P3" draw:layer="layout" svg:x1="10.4cm" svg:y1="6.929cm" svg:x2="10.4cm" svg:y2="13.929cm">
          <text:p/>
        </draw:line>
        <draw:line draw:style-name="gr3" draw:text-style-name="P3" draw:layer="layout" svg:x1="2cm" svg:y1="13.929cm" svg:x2="10.4cm" svg:y2="13.929cm">
          <text:p/>
        </draw:line>
        <draw:custom-shape draw:style-name="gr4" draw:text-style-name="P5" draw:layer="layout" svg:width="4.4cm" svg:height="4.2cm" svg:x="4cm" svg:y="6.129cm">
          <text:p text:style-name="P4"><text:span text:style-name="T1">Product-im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8.4cm" svg:height="1cm" svg:x="2cm" svg:y="10.929cm">
          <draw:text-box>
            <text:p text:style-name="P6"><text:span text:style-name="T2">A</text:span><text:span text:style-name="T2">H</text:span><text:span text:style-name="T2">R</text:span><text:span text:style-name="T2">S</text:span></text:p>
          </draw:text-box>
        </draw:frame>
        <draw:frame draw:style-name="gr5" draw:text-style-name="P9" draw:layer="layout" svg:width="8.4cm" svg:height="1cm" svg:x="2cm" svg:y="11.929cm">
          <draw:text-box>
            <text:p text:style-name="P8"><text:span text:style-name="T3">3-axis stablization system</text:span></text:p>
          </draw:text-box>
        </draw:frame>
        <draw:custom-shape draw:style-name="gr6" draw:text-style-name="P1" draw:layer="layout" svg:width="3cm" svg:height="1.2cm" svg:x="7.4cm" svg:y="12.72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cm" svg:height="1.2cm" svg:x="4.4cm" svg:y="12.72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cm" svg:height="1.2cm" svg:x="2cm" svg:y="12.729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.852cm" svg:height="0.806cm" svg:x="2.548cm" svg:y="12.929cm">
          <draw:text-box>
            <text:p><text:span text:style-name="T4">github</text:span></text:p>
          </draw:text-box>
        </draw:frame>
        <draw:frame draw:style-name="gr7" draw:text-style-name="P11" draw:layer="layout" svg:width="1.937cm" svg:height="0.806cm" svg:x="5.263cm" svg:y="12.923cm">
          <draw:text-box>
            <text:p><text:span text:style-name="T4">details</text:span></text:p>
          </draw:text-box>
        </draw:frame>
        <draw:frame draw:style-name="gr7" draw:text-style-name="P10" draw:layer="layout" svg:width="2.106cm" svg:height="0.806cm" svg:x="7.8cm" svg:y="12.923cm">
          <draw:text-box>
            <text:p><text:span text:style-name="T4">contact</text:span></text:p>
          </draw:text-box>
        </draw:frame>
        <draw:line draw:style-name="gr8" draw:text-style-name="P3" draw:layer="layout" svg:x1="15cm" svg:y1="5.129cm" svg:x2="11cm" svg:y2="5.729cm">
          <text:p/>
        </draw:line>
        <draw:frame draw:style-name="gr7" draw:text-style-name="P12" draw:layer="layout" svg:width="6.386cm" svg:height="0.962cm" svg:x="15.214cm" svg:y="4.367cm">
          <draw:text-box>
            <text:p>Card container &lt;div&gt;</text:p>
          </draw:text-box>
        </draw:frame>
        <draw:line draw:style-name="gr8" draw:text-style-name="P3" draw:layer="layout" svg:x1="15.6cm" svg:y1="6.529cm" svg:x2="10.4cm" svg:y2="6.929cm">
          <text:p/>
        </draw:line>
        <draw:frame draw:style-name="gr7" draw:text-style-name="P12" draw:layer="layout" svg:width="6.742cm" svg:height="0.962cm" svg:x="15.658cm" svg:y="6.129cm">
          <draw:text-box>
            <text:p>Header &lt;div&gt; ( block )</text:p>
          </draw:text-box>
        </draw:frame>
        <draw:line draw:style-name="gr9" draw:text-style-name="P3" draw:layer="layout" svg:x1="15.2cm" svg:y1="8.329cm" svg:x2="8.4cm" svg:y2="8.729cm">
          <text:p/>
        </draw:line>
        <draw:frame draw:style-name="gr7" draw:text-style-name="P14" draw:layer="layout" svg:width="7.932cm" svg:height="1.427cm" svg:x="15.261cm" svg:y="7.929cm">
          <draw:text-box>
            <text:p text:style-name="P13"><text:span text:style-name="T5">&lt;div&gt; styled as circle </text:span><text:span text:style-name="T5">moved to </text:span></text:p>
            <text:p text:style-name="P13"><text:span text:style-name="T5">center (flex) + top </text:span><text:span text:style-name="T5">margined</text:span></text:p>
          </draw:text-box>
        </draw:frame>
        <draw:line draw:style-name="gr9" draw:text-style-name="P3" draw:layer="layout" svg:x1="16cm" svg:y1="11.129cm" svg:x2="7.4cm" svg:y2="11.329cm">
          <text:p/>
        </draw:line>
        <draw:frame draw:style-name="gr7" draw:text-style-name="P12" draw:layer="layout" svg:width="5.836cm" svg:height="0.962cm" svg:x="15.964cm" svg:y="10.567cm">
          <draw:text-box>
            <text:p>Title &lt;div&gt; (blobck)</text:p>
          </draw:text-box>
        </draw:frame>
        <draw:line draw:style-name="gr9" draw:text-style-name="P3" draw:layer="layout" svg:x1="15.4cm" svg:y1="12.529cm" svg:x2="8.8cm" svg:y2="12.329cm">
          <text:p/>
        </draw:line>
        <draw:frame draw:style-name="gr7" draw:text-style-name="P12" draw:layer="layout" svg:width="9.134cm" svg:height="0.962cm" svg:x="15.466cm" svg:y="12.129cm">
          <draw:text-box>
            <text:p>Detail &lt;div&gt; ( block) only 1 line</text:p>
          </draw:text-box>
        </draw:frame>
        <draw:line draw:style-name="gr8" draw:text-style-name="P3" draw:layer="layout" svg:x1="14cm" svg:y1="14.729cm" svg:x2="10.4cm" svg:y2="13.529cm">
          <text:p text:style-name="P16"/>
        </draw:line>
        <draw:frame draw:style-name="gr10" draw:text-style-name="P15" draw:layer="layout" svg:width="10.943cm" svg:height="2.471cm" svg:x="12.057cm" svg:y="14.929cm">
          <draw:text-box>
            <text:p><text:span text:style-name="T1">Card navigation div for github link and deatils of project + contact</text:span></text:p>
            <text:p><text:span text:style-name="T1"><text:tab/></text:span><text:span text:style-name="T1">Outer : &lt;div&gt; ( block )</text:span></text:p>
            <text:p><text:span text:style-name="T1"><text:tab/></text:span><text:span text:style-name="T1"><text:tab/></text:span><text:span text:style-name="T1">Inner : &lt;div&gt; ( flex )</text:span></text:p>
          </draw:text-box>
        </draw:frame>
        <draw:custom-shape draw:style-name="gr11" draw:text-style-name="P1" draw:layer="layout" svg:width="8cm" svg:height="3.4cm" svg:x="9.2cm" svg:y="0.2cm">
          <text:p text:style-name="P16">LOGO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2cm" svg:y1="1.8cm" svg:x2="2cm" svg:y2="7cm">
          <text:p/>
        </draw:line>
        <draw:line draw:style-name="gr3" draw:text-style-name="P3" draw:layer="layout" svg:x1="2cm" svg:y1="3.8cm" svg:x2="25.6cm" svg:y2="3.8cm">
          <text:p/>
        </draw:lin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2T16:21:01.276351078</meta:creation-date>
    <dc:date>2020-05-22T17:05:36.531654048</dc:date>
    <meta:editing-duration>PT3M11S</meta:editing-duration>
    <meta:editing-cycles>1</meta:editing-cycles>
    <meta:document-statistic meta:object-count="54"/>
    <meta:generator>LibreOffice/5.1.6.2$Linux_X86_64 LibreOffice_project/10m0$Build-2</meta:generator>
  </office:meta>
</office:document-meta>
</file>